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EF000000EFB3E8D4B6.png" manifest:media-type="image/png"/>
  <manifest:file-entry manifest:full-path="Pictures/10000201000000800000008024A3262F.png" manifest:media-type="image/png"/>
  <manifest:file-entry manifest:full-path="Pictures/10000201000003E800000298EBA80941.png" manifest:media-type="image/png"/>
  <manifest:file-entry manifest:full-path="Pictures/1000020100000200000002003105BA40.png" manifest:media-type="image/png"/>
  <manifest:file-entry manifest:full-path="Pictures/10000201000003E8000003E815F3A6F2.png" manifest:media-type="image/png"/>
  <manifest:file-entry manifest:full-path="Pictures/100002010000064E00000474132558E7.png" manifest:media-type="image/png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05cm" fo:min-width="7.8cm" draw:shadow="visible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2.25cm" fo:min-width="17.1cm" draw:shadow="visible"/>
    </style:style>
    <style:style style:name="gr4" style:family="graphic" style:parent-style-name="standard">
      <style:graphic-properties svg:stroke-width="0.1cm" svg:stroke-color="#cccccc" draw:marker-start="Arrow" draw:marker-start-width="0.6cm" draw:marker-end="Arrow" draw:marker-end-width="0.6cm" draw:fill-color="#0066ff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svg:stroke-color="#eeeee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2.25cm" fo:min-width="17.1cm" draw:shadow="visible"/>
    </style:style>
    <style:style style:name="gr7" style:family="graphic" style:parent-style-name="standard">
      <style:graphic-properties svg:stroke-width="0.1cm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4.95cm" fo:min-width="18.1cm"/>
    </style:style>
    <style:style style:name="gr9" style:family="graphic" style:parent-style-name="standard">
      <style:graphic-properties svg:stroke-color="#000000" draw:fill-color="#ff9900" draw:textarea-horizontal-align="justify" draw:textarea-vertical-align="middle" draw:auto-grow-height="false" fo:min-height="0.95cm" fo:min-width="6.4cm" draw:shadow="visi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atin Modern Sans1" fo:font-size="28pt"/>
    </style:style>
    <style:style style:name="P4" style:family="paragraph">
      <loext:graphic-properties draw:fill-color="#eeeeee"/>
      <style:paragraph-properties fo:text-align="center"/>
      <style:text-properties fo:color="#808080" style:font-name="Latin Modern Sans1" fo:font-size="28pt" style:font-size-asian="18pt" style:font-size-complex="18pt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ff9900"/>
      <style:paragraph-properties fo:text-align="center"/>
      <style:text-properties style:font-name="Latin Modern Sans1" fo:font-size="28pt" style:font-size-asian="18pt" style:font-size-complex="18pt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-color="#ff9900"/>
      <style:paragraph-properties fo:text-align="center"/>
      <style:text-properties fo:font-size="18pt"/>
    </style:style>
    <style:style style:name="T1" style:family="text">
      <style:text-properties style:font-name="Latin Modern Sans1" fo:font-size="28pt"/>
    </style:style>
    <style:style style:name="T2" style:family="text">
      <style:text-properties fo:color="#808080" style:font-name="Latin Modern Sans1" fo:font-size="28pt" style:font-size-asian="18pt" style:font-size-complex="18pt"/>
    </style:style>
    <style:style style:name="T3" style:family="text">
      <style:text-properties style:font-name="Latin Modern Sans1" fo:font-size="28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99cm" svg:height="7.274cm" svg:x="4.8cm" svg:y="0.5cm">
          <draw:image xlink:href="Pictures/100002010000064E00000474132558E7.png" xlink:type="simple" xlink:show="embed" xlink:actuate="onLoad">
            <text:p/>
          </draw:image>
        </draw:frame>
        <draw:frame draw:style-name="gr1" draw:text-style-name="P1" draw:layer="layout" svg:width="9.453cm" svg:height="9.453cm" svg:x="0.7cm" svg:y="4.447cm">
          <draw:image xlink:href="Pictures/10000201000003E8000003E815F3A6F2.png" xlink:type="simple" xlink:show="embed" xlink:actuate="onLoad">
            <text:p/>
          </draw:image>
        </draw:frame>
        <draw:frame draw:style-name="gr1" draw:text-style-name="P1" draw:layer="layout" svg:width="10.869cm" svg:height="7.217cm" svg:x="10.1cm" svg:y="4.783cm">
          <draw:image xlink:href="Pictures/10000201000003E800000298EBA80941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2" draw:text-style-name="P3" draw:layer="layout" svg:width="8.3cm" svg:height="5.3cm" svg:x="1.838cm" svg:y="6.1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.1cm" svg:y="6.1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6cm" svg:height="2.5cm" svg:x="1.8cm" svg:y="3.1cm">
          <text:p text:style-name="P2"><text:span text:style-name="T2">Contr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.8cm" svg:y1="4.5cm" svg:x2="3.8cm" svg:y2="7.5cm">
          <text:p/>
        </draw:line>
        <draw:line draw:style-name="gr4" draw:text-style-name="P5" draw:layer="layout" svg:x1="13.4cm" svg:y1="4.4cm" svg:x2="13.4cm" svg:y2="7.4cm">
          <text:p/>
        </draw:line>
        <draw:frame draw:style-name="gr5" draw:text-style-name="P6" draw:layer="layout" svg:width="2.1cm" svg:height="2.1cm" svg:x="16.8cm" svg:y="3.3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5cm" svg:y="6.2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7cm" svg:y="6.3cm">
          <draw:image xlink:href="Pictures/10000201000000EF000000EFB3E8D4B6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2" draw:text-style-name="P3" draw:layer="layout" svg:width="8.3cm" svg:height="5.3cm" svg:x="1.738cm" svg:y="6.3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cm" svg:y="6.3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6cm" svg:height="2.5cm" svg:x="1.7cm" svg:y="3.3cm">
          <text:p text:style-name="P2"><text:span text:style-name="T3">Contr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3.7cm" svg:y1="4.7cm" svg:x2="3.7cm" svg:y2="7.7cm">
          <text:p/>
        </draw:line>
        <draw:line draw:style-name="gr7" draw:text-style-name="P2" draw:layer="layout" svg:x1="13.3cm" svg:y1="4.6cm" svg:x2="13.3cm" svg:y2="7.6cm">
          <text:p/>
        </draw:line>
        <draw:frame draw:style-name="gr1" draw:text-style-name="P1" draw:layer="layout" svg:width="2.1cm" svg:height="2.1cm" svg:x="16.7cm" svg:y="3.5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4cm" svg:y="6.4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6cm" svg:y="6.5cm">
          <draw:image xlink:href="Pictures/10000201000000EF000000EFB3E8D4B6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8" draw:text-style-name="P2" draw:layer="layout" svg:width="18.6cm" svg:height="5.2cm" svg:x="1.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.438cm" svg:y="8.2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.5cm" svg:y="8.2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6cm" svg:height="2.5cm" svg:x="1.7cm" svg:y="1.4cm">
          <text:p text:style-name="P2"><text:span text:style-name="T3">Steuerlog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cm" svg:height="2.1cm" svg:x="16.7cm" svg:y="1.6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3cm" svg:y="8.3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7.4cm" svg:y="8.4cm">
          <draw:image xlink:href="Pictures/10000201000000EF000000EFB3E8D4B6.png" xlink:type="simple" xlink:show="embed" xlink:actuate="onLoad">
            <text:p/>
          </draw:image>
        </draw:frame>
        <draw:custom-shape draw:style-name="gr9" draw:text-style-name="P8" draw:layer="layout" svg:width="6.9cm" svg:height="1.2cm" svg:x="2.6cm" svg:y="3.9cm">
          <text:p text:style-name="P2">Gestenerkennung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9cm" svg:height="1.2cm" svg:x="11.7cm" svg:y="3.9cm">
          <text:p text:style-name="P2">Drohnensteuerung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83cm" svg:y1="5.142cm" svg:x2="5.483cm" svg:y2="8.142cm">
          <text:p/>
        </draw:line>
        <draw:line draw:style-name="gr7" draw:text-style-name="P2" draw:layer="layout" svg:x1="15.883cm" svg:y1="5.142cm" svg:x2="15.883cm" svg:y2="8.142cm">
          <text:p/>
        </draw:line>
      </draw:page>
      <draw:page draw:name="page5" draw:style-name="dp1" draw:master-page-name="Default">
        <draw:custom-shape draw:style-name="gr8" draw:text-style-name="P2" draw:layer="layout" svg:width="18.6cm" svg:height="5.2cm" svg:x="1.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.438cm" svg:y="8.2cm">
          <text:p text:style-name="P2"><text:span text:style-name="T1">Leap Mo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3cm" svg:x="11.5cm" svg:y="8.2cm">
          <text:p text:style-name="P2"><text:span text:style-name="T1">Crazyƒlie 2.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6cm" svg:height="2.5cm" svg:x="1.7cm" svg:y="1.4cm">
          <text:p text:style-name="P2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cm" svg:height="2.1cm" svg:x="16.7cm" svg:y="1.6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3cm" svg:y="8.3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7.4cm" svg:y="8.4cm">
          <draw:image xlink:href="Pictures/10000201000000EF000000EFB3E8D4B6.png" xlink:type="simple" xlink:show="embed" xlink:actuate="onLoad">
            <text:p/>
          </draw:image>
        </draw:frame>
        <draw:custom-shape draw:style-name="gr9" draw:text-style-name="P9" draw:layer="layout" svg:width="6.9cm" svg:height="1.2cm" svg:x="2.6cm" svg:y="3.9cm">
          <text:p text:style-name="P2"><text:span text:style-name="T4">Detection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9cm" svg:height="1.2cm" svg:x="11.7cm" svg:y="3.9cm">
          <text:p text:style-name="P2"><text:span text:style-name="T4">Crazyflie Contoller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83cm" svg:y1="5.142cm" svg:x2="5.483cm" svg:y2="8.142cm">
          <text:p/>
        </draw:line>
        <draw:line draw:style-name="gr7" draw:text-style-name="P2" draw:layer="layout" svg:x1="15.883cm" svg:y1="5.142cm" svg:x2="15.883cm" svg:y2="8.142cm">
          <text:p/>
        </draw:lin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7:32:24.294253000</meta:creation-date>
    <dc:date>2015-09-04T16:39:22.174411000</dc:date>
    <meta:editing-duration>PT6H37M59S</meta:editing-duration>
    <meta:editing-cycles>19</meta:editing-cycles>
    <meta:generator>LibreOffice/5.0.0.5$MacOSX_X86_64 LibreOffice_project/1b1a90865e348b492231e1c451437d7a15bb262b</meta:generator>
    <meta:document-statistic meta:object-count="41"/>
  </office:meta>
</office:document-meta>
</file>